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7" style:family="paragraph" style:parent-style-name="Text_20_body" style:list-style-name="L1">
      <style:paragraph-properties>
        <style:tab-stops>
          <style:tab-stop style:position="6.535cm"/>
        </style:tab-stops>
      </style:paragraph-properties>
    </style:style>
    <style:style style:name="P58"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052796"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066314305"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897183993"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494933768"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029263048"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075578463"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043366630"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442865725"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1356126651"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099206730" text:continue-list="list872052796"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988575312"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75669209"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191592063"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015919215"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935372369"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286_344194105"/><text:bookmark-start text:name="__DdeLink__1460_1768982785"/>RAILS_ENV=development ruby lib/workers/drb_scraper_worker.rb <text:bookmark-end text:name="__DdeLink__1286_344194105"/><text:bookmark-end text:name="__DdeLink__1460_176898278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976280507" text:style-name="L1">
        <text:list-item>
          <text:p text:style-name="P55">inizializzazzione dello scraper, impostando args a nil</text:p>
        </text:list-item>
        <text:list-item>
          <text:p text:style-name="P57"><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5">filter, che semplicemente filtra I risultati in base ad una blacklist creata in un diverso momento</text:p>
        </text:list-item>
        <text:list-item>
          <text:p text:style-name="P55">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5">indexer, con l'insieme di dati, l'indexer si occupa di inserirli all'interno del DB, con lingua, data di pubblicazione, titolo della pagina, contenuto principale, profile ID se è in blacklist e altro</text:p>
        </text:list-item>
        <text:list-item>
          <text:p text:style-name="P55">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585111723" text:style-name="L2">
        <text:list-item>
          <text:p text:style-name="P5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3285_850562145"/><text:bookmark-start text:name="__DdeLink__2053_95491552"/>RAILS_ENV=staging script/scraper<text:bookmark-end text:name="__DdeLink__3285_850562145"/><text:bookmark-end text:name="__DdeLink__2053_95491552"/>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creator>andrea </dc:creator>
    <dc:date>2010-11-24T17:27:47</dc:date>
    <meta:editing-cycles>203</meta:editing-cycles>
    <meta:editing-duration>PT118H49M53S</meta:editing-duration>
    <meta:generator>OpenOffice.org/3.2$Linux OpenOffice.org_project/320m12$Build-9483</meta:generator>
    <meta:document-statistic meta:table-count="1" meta:image-count="0" meta:object-count="0" meta:page-count="25" meta:paragraph-count="676" meta:word-count="10699" meta:character-count="96162"/>
    <meta:user-defined meta:name="Info 1"/>
    <meta:user-defined meta:name="Info 2"/>
    <meta:user-defined meta:name="Info 3"/>
    <meta:user-defined meta:name="Info 4"/>
  </office:meta>
</office:document-meta>
</file>